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7]-[.F7]" office:value-type="float" office:value="40" calcext:value-type="float">
            <text:p>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80" calcext:value-type="float">
            <text:p>78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8]-[.F8]" office:value-type="float" office:value="-40" calcext:value-type="float">
            <text:p>(40,00)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1]-[.F11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2]-[.F12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3]-[.F13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3])" office:value-type="float" office:value="2220" calcext:value-type="float">
            <text:p>2.22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1.445831909">00:00:00</text:time></text:span><text:span text:style-name="MT2"><text:s/></text:span></text:p>
        </style:region-center>
        <style:region-right>
          <text:p><text:span text:style-name="MT4">Adriana Martins Keder</text:span></text:p>
          <text:p><text:span text:style-name="MT2">Tel.: 3248-2677 / 9692-255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driana Martins Keder</text:span></text:p>
          <text:p>adrianamkeder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1.4480268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0:11.780747724</dc:date>
    <dc:language>pt-PT</dc:language>
    <meta:editing-cycles>492</meta:editing-cycles>
    <meta:editing-duration>P2DT14H2S</meta:editing-duration>
    <meta:document-statistic meta:table-count="1" meta:cell-count="91" meta:object-count="0"/>
    <meta:user-defined meta:name="Info 0"/>
    <meta:user-defined meta:name="Info 1"/>
    <meta:user-defined meta:name="Info 2"/>
    <meta:user-defined meta:name="Info 3"/>
  </office:meta>
</office:document-meta>
</file>